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Fira Code" svg:font-family="'Fira Code'" style:font-pitch="fixed"/>
    <style:font-face style:name="Fira Code1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5.69cm"/>
    </style:style>
    <style:style style:name="Таблица2.B" style:family="table-column">
      <style:table-column-properties style:column-width="1.32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4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officeooo:rsid="00301632" officeooo:paragraph-rsid="00301632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officeooo:rsid="00308bff" officeooo:paragraph-rsid="00308bff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officeooo:rsid="00313825" officeooo:paragraph-rsid="00313825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Preformatted_20_Text">
      <style:text-properties officeooo:rsid="004772de" officeooo:paragraph-rsid="0049310c"/>
    </style:style>
    <style:style style:name="P22" style:family="paragraph" style:parent-style-name="Preformatted_20_Text">
      <style:text-properties officeooo:paragraph-rsid="004b0a83"/>
    </style:style>
    <style:style style:name="P23" style:family="paragraph" style:parent-style-name="Preformatted_20_Text">
      <style:text-properties officeooo:paragraph-rsid="004d389d"/>
    </style:style>
    <style:style style:name="P24" style:family="paragraph" style:parent-style-name="Preformatted_20_Text">
      <style:paragraph-properties fo:margin-top="0cm" fo:margin-bottom="0.499cm" style:contextual-spacing="false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26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3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40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41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42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4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4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49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50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51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01632" officeooo:paragraph-rsid="00301632" style:font-size-asian="16pt" style:font-weight-asian="bold" style:font-size-complex="16pt" style:font-weight-complex="bold"/>
    </style:style>
    <style:style style:name="P52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53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P54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55" style:family="paragraph" style:parent-style-name="базовый_20_по_20_госту">
      <style:text-properties officeooo:rsid="004772de" officeooo:paragraph-rsid="004772de"/>
    </style:style>
    <style:style style:name="P56" style:family="paragraph" style:parent-style-name="базовый_20_по_20_госту">
      <style:text-properties officeooo:rsid="004b0a83" officeooo:paragraph-rsid="004d389d"/>
    </style:style>
    <style:style style:name="P57" style:family="paragraph" style:parent-style-name="базовый_20_по_20_госту">
      <style:text-properties officeooo:rsid="004b0a83" officeooo:paragraph-rsid="0055f056"/>
    </style:style>
    <style:style style:name="P58" style:family="paragraph" style:parent-style-name="базовый_20_по_20_госту">
      <style:text-properties officeooo:paragraph-rsid="0052cb80"/>
    </style:style>
    <style:style style:name="P59" style:family="paragraph" style:parent-style-name="базовый_20_по_20_госту">
      <style:text-properties officeooo:rsid="0055f056" officeooo:paragraph-rsid="0055f056"/>
    </style:style>
    <style:style style:name="P60" style:family="paragraph" style:parent-style-name="базовый_20_по_20_госту">
      <style:text-properties officeooo:paragraph-rsid="0055f056"/>
    </style:style>
    <style:style style:name="P61" style:family="paragraph" style:parent-style-name="базовый_20_по_20_госту">
      <style:text-properties officeooo:rsid="0059a1cd" officeooo:paragraph-rsid="0059a1cd"/>
    </style:style>
    <style:style style:name="P62" style:family="paragraph" style:parent-style-name="базовый_20_по_20_госту">
      <style:text-properties fo:language="en" fo:country="US" officeooo:rsid="006d1f07" officeooo:paragraph-rsid="006d1f07"/>
    </style:style>
    <style:style style:name="P63" style:family="paragraph" style:parent-style-name="базовый_20_по_20_госту">
      <style:text-properties fo:language="ru" fo:country="RU" officeooo:rsid="006340e0" officeooo:paragraph-rsid="006340e0"/>
    </style:style>
    <style:style style:name="P64" style:family="paragraph" style:parent-style-name="базовый_20_по_20_госту">
      <style:text-properties officeooo:paragraph-rsid="00687822"/>
    </style:style>
    <style:style style:name="P65" style:family="paragraph" style:parent-style-name="базовый_20_по_20_госту">
      <style:text-properties officeooo:rsid="006bbaf2" officeooo:paragraph-rsid="006bbaf2"/>
    </style:style>
    <style:style style:name="P66" style:family="paragraph" style:parent-style-name="заголовок_20_по_20_госту">
      <style:paragraph-properties fo:break-before="page"/>
    </style:style>
    <style:style style:name="P67" style:family="paragraph" style:parent-style-name="заголовок_20_по_20_госту">
      <style:paragraph-properties fo:break-before="page"/>
      <style:text-properties fo:language="ru" fo:country="RU" officeooo:rsid="0040c364" officeooo:paragraph-rsid="0040c364"/>
    </style:style>
    <style:style style:name="P68" style:family="paragraph" style:parent-style-name="заголовок_20_по_20_госту">
      <style:paragraph-properties fo:break-before="page"/>
      <style:text-properties fo:language="ru" fo:country="RU" officeooo:rsid="0066daf3" officeooo:paragraph-rsid="0066daf3"/>
    </style:style>
    <style:style style:name="P69" style:family="paragraph" style:parent-style-name="заголовок_20_по_20_госту">
      <style:paragraph-properties fo:break-before="page"/>
      <style:text-properties officeooo:rsid="00537fad" officeooo:paragraph-rsid="00537fad"/>
    </style:style>
    <style:style style:name="P70" style:family="paragraph" style:parent-style-name="заголовок_20_по_20_госту">
      <style:paragraph-properties fo:break-before="page"/>
      <style:text-properties officeooo:rsid="005e45f3" officeooo:paragraph-rsid="005e45f3"/>
    </style:style>
    <style:style style:name="P71" style:family="paragraph" style:parent-style-name="заголовок_20_по_20_госту">
      <style:paragraph-properties fo:break-before="page"/>
      <style:text-properties officeooo:rsid="005fc734" officeooo:paragraph-rsid="00657690"/>
    </style:style>
    <style:style style:name="P72" style:family="paragraph" style:parent-style-name="заголовок_20_по_20_госту">
      <style:paragraph-properties fo:break-before="page"/>
      <style:text-properties officeooo:rsid="00609468" officeooo:paragraph-rsid="00657690"/>
    </style:style>
    <style:style style:name="P73" style:family="paragraph" style:parent-style-name="заголовок_20_по_20_госту">
      <style:paragraph-properties fo:break-before="page"/>
      <style:text-properties officeooo:rsid="0063b1f1" officeooo:paragraph-rsid="0063b1f1"/>
    </style:style>
    <style:style style:name="P74" style:family="paragraph" style:parent-style-name="заголовок_20_по_20_госту">
      <style:paragraph-properties fo:break-before="page"/>
      <style:text-properties officeooo:rsid="00657690" officeooo:paragraph-rsid="00657690"/>
    </style:style>
    <style:style style:name="P75" style:family="paragraph" style:parent-style-name="заголовок_20_по_20_госту">
      <style:text-properties fo:language="ru" fo:country="RU" officeooo:rsid="0066daf3" officeooo:paragraph-rsid="0066daf3"/>
    </style:style>
    <style:style style:name="P76" style:family="paragraph" style:parent-style-name="заголовок_20_по_20_госту">
      <style:text-properties officeooo:rsid="005e45f3" officeooo:paragraph-rsid="005e45f3"/>
    </style:style>
    <style:style style:name="P77" style:family="paragraph" style:parent-style-name="заголовок_20_по_20_госту">
      <style:text-properties officeooo:rsid="005fc734" officeooo:paragraph-rsid="005fc734"/>
    </style:style>
    <style:style style:name="P78" style:family="paragraph" style:parent-style-name="заголовок_20_по_20_госту">
      <style:text-properties officeooo:rsid="00609468" officeooo:paragraph-rsid="00609468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officeooo:rsid="0031e799"/>
    </style:style>
    <style:style style:name="T9" style:family="text">
      <style:text-properties officeooo:rsid="00328705"/>
    </style:style>
    <style:style style:name="T10" style:family="text">
      <style:text-properties officeooo:rsid="00345355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45355"/>
    </style:style>
    <style:style style:name="T13" style:family="text">
      <style:text-properties fo:language="en" fo:country="US" officeooo:rsid="0055f056"/>
    </style:style>
    <style:style style:name="T14" style:family="text">
      <style:text-properties fo:language="en" fo:country="US" officeooo:rsid="0057bde6"/>
    </style:style>
    <style:style style:name="T15" style:family="text">
      <style:text-properties fo:language="en" fo:country="US" officeooo:rsid="005c736a"/>
    </style:style>
    <style:style style:name="T16" style:family="text">
      <style:text-properties fo:language="en" fo:country="US" officeooo:rsid="00691f90"/>
    </style:style>
    <style:style style:name="T17" style:family="text">
      <style:text-properties fo:language="en" fo:country="US" officeooo:rsid="006b1c42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345355"/>
    </style:style>
    <style:style style:name="T20" style:family="text">
      <style:text-properties fo:language="ru" fo:country="RU" officeooo:rsid="0035af65"/>
    </style:style>
    <style:style style:name="T21" style:family="text">
      <style:text-properties fo:language="ru" fo:country="RU" officeooo:rsid="0036ec7b"/>
    </style:style>
    <style:style style:name="T22" style:family="text">
      <style:text-properties fo:language="ru" fo:country="RU" officeooo:rsid="0037239c"/>
    </style:style>
    <style:style style:name="T23" style:family="text">
      <style:text-properties fo:language="ru" fo:country="RU" officeooo:rsid="0038b9e5"/>
    </style:style>
    <style:style style:name="T24" style:family="text">
      <style:text-properties fo:language="ru" fo:country="RU" fo:font-style="normal" officeooo:rsid="004c3bf6" style:font-style-asian="normal" style:font-style-complex="normal"/>
    </style:style>
    <style:style style:name="T25" style:family="text">
      <style:text-properties fo:language="ru" fo:country="RU" fo:font-style="normal" officeooo:rsid="0041ead8" style:font-style-asian="normal" style:font-style-complex="normal"/>
    </style:style>
    <style:style style:name="T26" style:family="text">
      <style:text-properties fo:language="ru" fo:country="RU" fo:font-style="normal" officeooo:rsid="0042b39f" style:font-style-asian="normal" style:font-style-complex="normal"/>
    </style:style>
    <style:style style:name="T27" style:family="text">
      <style:text-properties fo:language="ru" fo:country="RU" officeooo:rsid="0049310c"/>
    </style:style>
    <style:style style:name="T28" style:family="text">
      <style:text-properties fo:language="ru" fo:country="RU" officeooo:rsid="004c3bf6"/>
    </style:style>
    <style:style style:name="T29" style:family="text">
      <style:text-properties fo:language="ru" fo:country="RU" fo:font-style="italic" officeooo:rsid="004c3bf6" style:font-style-asian="italic" style:font-style-complex="italic"/>
    </style:style>
    <style:style style:name="T30" style:family="text">
      <style:text-properties fo:language="ru" fo:country="RU" fo:font-style="italic" officeooo:rsid="0042b39f" style:font-style-asian="italic" style:font-style-complex="italic"/>
    </style:style>
    <style:style style:name="T31" style:family="text">
      <style:text-properties fo:language="ru" fo:country="RU" fo:font-style="italic" officeooo:rsid="00545f4e" style:font-style-asian="italic" style:font-style-complex="italic"/>
    </style:style>
    <style:style style:name="T32" style:family="text">
      <style:text-properties fo:language="ru" fo:country="RU" officeooo:rsid="0052cb80"/>
    </style:style>
    <style:style style:name="T33" style:family="text">
      <style:text-properties fo:language="ru" fo:country="RU" officeooo:rsid="00545f4e"/>
    </style:style>
    <style:style style:name="T34" style:family="text">
      <style:text-properties fo:language="ru" fo:country="RU" officeooo:rsid="0055f056"/>
    </style:style>
    <style:style style:name="T35" style:family="text">
      <style:text-properties fo:language="ru" fo:country="RU" officeooo:rsid="005742f4"/>
    </style:style>
    <style:style style:name="T36" style:family="text">
      <style:text-properties fo:language="ru" fo:country="RU" officeooo:rsid="0057bde6"/>
    </style:style>
    <style:style style:name="T37" style:family="text">
      <style:text-properties fo:language="ru" fo:country="RU" officeooo:rsid="006d1f07"/>
    </style:style>
    <style:style style:name="T38" style:family="text">
      <style:text-properties fo:language="ru" fo:country="RU" officeooo:rsid="006e4bf7"/>
    </style:style>
    <style:style style:name="T39" style:family="text">
      <style:text-properties officeooo:rsid="0036ec7b"/>
    </style:style>
    <style:style style:name="T40" style:family="text">
      <style:text-properties officeooo:rsid="00381402"/>
    </style:style>
    <style:style style:name="T41" style:family="text">
      <style:text-properties officeooo:rsid="003b4cbe"/>
    </style:style>
    <style:style style:name="T42" style:family="text">
      <style:text-properties style:font-name="Times New Roman" fo:font-size="14pt" style:text-underline-style="none" fo:font-weight="normal" officeooo:rsid="005cb2f1" style:font-size-asian="12.1999998092651pt" style:font-weight-asian="normal" style:font-size-complex="14pt" style:font-weight-complex="normal"/>
    </style:style>
    <style:style style:name="T43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Times New Roman" fo:font-size="14pt" fo:language="ru" fo:country="RU" fo:font-style="normal" style:text-underline-style="none" fo:font-weight="normal" officeooo:rsid="00447d97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Times New Roman" fo:font-size="14pt" fo:language="ru" fo:country="RU" style:text-underline-style="none" fo:font-weight="normal" style:font-size-asian="12.1999998092651pt" style:font-weight-asian="normal" style:font-size-complex="14pt" style:font-weight-complex="normal"/>
    </style:style>
    <style:style style:name="T47" style:family="text">
      <style:text-properties style:font-name="Times New Roman" fo:font-size="14pt" fo:language="ru" fo:country="RU" style:text-underline-style="none" fo:font-weight="normal" officeooo:rsid="006e4bf7" style:font-size-asian="12.1999998092651pt" style:font-weight-asian="normal" style:font-size-complex="14pt" style:font-weight-complex="normal"/>
    </style:style>
    <style:style style:name="T48" style:family="text">
      <style:text-properties style:font-name="Times New Roman" fo:font-size="16pt" style:text-underline-style="none" fo:font-weight="bold" officeooo:rsid="00657690" style:font-size-asian="16pt" style:font-weight-asian="bold" style:font-size-complex="16pt" style:font-weight-complex="bold"/>
    </style:style>
    <style:style style:name="T49" style:family="text">
      <style:text-properties style:font-name="Times New Roman" fo:font-size="16pt" fo:language="ru" fo:country="RU" style:text-underline-style="none" fo:font-weight="bold" officeooo:rsid="00657690" style:font-size-asian="16pt" style:font-weight-asian="bold" style:font-size-complex="16pt" style:font-weight-complex="bold"/>
    </style:style>
    <style:style style:name="T50" style:family="text">
      <style:text-properties style:font-name="Fira Code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Fira Code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Fira Code" fo:font-size="12pt" fo:language="ru" fo:country="RU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4pt" fo:language="en" fo:country="US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font-name="Times New Roman" fo:font-size="14pt" fo:language="en" fo:country="US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font-name="Times New Roman" fo:font-size="14pt" fo:language="ru" fo:country="RU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style:font-name="Times New Roman" fo:font-size="14pt" fo:language="ru" fo:country="RU" fo:font-style="normal" style:text-underline-style="none" fo:font-weight="normal" officeooo:rsid="0049310c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font-name="Times New Roman" fo:font-size="14pt" fo:language="ru" fo:country="RU" fo:font-style="normal" style:text-underline-style="none" fo:font-weight="normal" officeooo:rsid="004d1852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style:font-name="Times New Roman" fo:font-size="14pt" fo:language="ru" fo:country="RU" fo:font-style="normal" style:text-underline-style="none" fo:font-weight="normal" officeooo:rsid="004d389d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style:font-name="Times New Roman" fo:font-size="14pt" fo:language="ru" fo:country="RU" fo:font-style="normal" style:text-underline-style="none" fo:font-weight="normal" officeooo:rsid="005cb2f1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Times New Roman" fo:font-size="14pt" fo:language="ru" fo:country="RU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Times New Roman" fo:font-size="14pt" fo:language="ru" fo:country="RU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63" style:family="text">
      <style:text-properties style:font-name="Times New Roman" fo:font-size="14pt" fo:language="ru" fo:country="RU" fo:font-style="italic" style:text-underline-style="none" fo:font-weight="normal" officeooo:rsid="0049310c" style:font-size-asian="12.25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Times New Roman" fo:font-size="14pt" fo:language="ru" fo:country="RU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65" style:family="text">
      <style:text-properties style:font-name="Times New Roman" fo:font-size="14pt" fo:language="ru" fo:country="RU" fo:font-style="italic" style:text-underline-style="none" fo:font-weight="normal" officeooo:rsid="005cb2f1" style:font-size-asian="12.25pt" style:font-style-asian="italic" style:font-weight-asian="normal" style:font-size-complex="14pt" style:font-style-complex="italic" style:font-weight-complex="normal"/>
    </style:style>
    <style:style style:name="T66" style:family="text">
      <style:text-properties fo:color="#f92672" loext:opacity="100%"/>
    </style:style>
    <style:style style:name="T67" style:family="text">
      <style:text-properties fo:color="#ae81ff" loext:opacity="100%"/>
    </style:style>
    <style:style style:name="T68" style:family="text">
      <style:text-properties officeooo:rsid="004fd21c"/>
    </style:style>
    <style:style style:name="T69" style:family="text">
      <style:text-properties officeooo:rsid="0052cb80"/>
    </style:style>
    <style:style style:name="T70" style:family="text">
      <style:text-properties officeooo:rsid="005742f4"/>
    </style:style>
    <style:style style:name="T71" style:family="text">
      <style:text-properties officeooo:rsid="0059a1cd"/>
    </style:style>
    <style:style style:name="T72" style:family="text">
      <style:text-properties officeooo:rsid="005cb2f1"/>
    </style:style>
    <style:style style:name="T73" style:family="text">
      <style:text-properties fo:color="#75715e" loext:opacity="100%"/>
    </style:style>
    <style:style style:name="T74" style:family="text">
      <style:text-properties officeooo:rsid="00687822"/>
    </style:style>
    <style:style style:name="T75" style:family="text">
      <style:text-properties officeooo:rsid="006e4bf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МИНИСТЕРСТВО НАУКИ И ВЫСШЕГО ОБРАЗОВАНИЯ РОССИЙСКОЙ ФЕДЕРАЦИИ</text:p>
      <text:p text:style-name="P42">Федеральное государственное бюджетное образовательное учреждение высшего образования</text:p>
      <text:p text:style-name="P42">«Забайкальский государственный университет»</text:p>
      <text:p text:style-name="P42">(ФГБОУ ВО «ЗабГУ»)</text:p>
      <text:p text:style-name="P47">Факультет: <text:span text:style-name="T2">Энергетический факультет</text:span></text:p>
      <text:p text:style-name="P47"><text:span text:style-name="T1">Кафедра: </text:span><text:span text:style-name="T2">Информатики, вычислительной техники и прикладной математики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КУРСОВАЯ РАБОТА</text:p>
      <text:p text:style-name="P48"><text:span text:style-name="T1">по </text:span><text:span text:style-name="T2">Программировани</text:span><text:span text:style-name="T3">ю</text:span></text:p>
      <text:p text:style-name="P2">на тему <text:span text:style-name="T2">«</text:span><text:span text:style-name="T4">Создние б</text:span><text:span text:style-name="T2">аз</text:span><text:span text:style-name="T4">ы</text:span><text:span text:style-name="T2"> данных для библиотеки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 ст. гр. <text:span text:style-name="T2">ИВТ-24-1</text:span></text:p>
      <text:p text:style-name="P41">Ковалев Н. Р.</text:p>
      <text:p text:style-name="P3"/>
      <text:p text:style-name="P3">Проверил: <text:span text:style-name="T2">доцент кафедры</text:span></text:p>
      <text:p text:style-name="P41">ИВТ и ПМ Долгих Р. С.</text:p>
      <text:p text:style-name="P53">МИНИСТЕРСТВО НАУКИ И ВЫСШЕГО ОБРАЗОВАНИЯ РОССИЙСКОЙ ФЕДЕРАЦИИ</text:p>
      <text:p text:style-name="P43">Федеральное государственное бюджетное образовательное учреждение высшего образования</text:p>
      <text:p text:style-name="P43">«Забайкальский государственный университет»</text:p>
      <text:p text:style-name="P43">(ФГБОУ ВО «ЗабГУ»)</text:p>
      <text:p text:style-name="P46">Факультет: <text:span text:style-name="T2">Энергетический факультет</text:span></text:p>
      <text:p text:style-name="P30">Кафедра: <text:span text:style-name="T2">Информатики, вычислительной техники и прикладной математики</text:span></text:p>
      <text:p text:style-name="P37"/>
      <text:p text:style-name="P37"/>
      <text:p text:style-name="P6">ЗАДАНИЕ</text:p>
      <text:p text:style-name="P6"/>
      <text:p text:style-name="P6">на курсовую работу</text:p>
      <text:p text:style-name="P6"/>
      <text:p text:style-name="P33">По дисциплине <text:span text:style-name="T2">«Программирование»</text:span></text:p>
      <text:p text:style-name="P33">Студенту <text:span text:style-name="T2">Ковалеву Николаю Романовичу</text:span></text:p>
      <text:p text:style-name="P33">специальности (направления подготовки) <text:span text:style-name="T2">09.03.01 Информатика и вычислительная техника</text:span></text:p>
      <text:p text:style-name="P33">1 Тема курсовой работы: <text:span text:style-name="T5">«</text:span><text:span text:style-name="T2">Создние б</text:span><text:span text:style-name="T5">аз</text:span><text:span text:style-name="T2">ы</text:span><text:span text:style-name="T5"> данных для библиотеки»</text:span></text:p>
      <text:p text:style-name="P33">2 Срок подачи студентом законченной работы: «<text:span text:style-name="T2">27</text:span>» <text:span text:style-name="T2">Мая</text:span> 20<text:span text:style-name="T2">25</text:span> г.</text:p>
      <text:p text:style-name="P33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32">4 Перечень подлежащих разработке в курсовой работе вопросов:</text:p>
      <text:p text:style-name="P40">Предоставление возможности просматривать, хранить, изменять, сортировать, производить поиск элементов</text:p>
      <text:p text:style-name="P32">Дата выдачи задания ____________</text:p>
      <text:p text:style-name="P32">Руководитель курсовой работы <text:span text:style-name="T2">Долгих Роман Сергеевич</text:span></text:p>
      <text:p text:style-name="P32">Задание принял к исполнению</text:p>
      <text:p text:style-name="P32">«__» ____________ 2025 г.</text:p>
      <text:p text:style-name="P32">Подпись студента _____________ / <text:span text:style-name="T2">Ковалев Н. Р.</text:span> /</text:p>
      <text:p text:style-name="P50">МИНИСТЕРСТВО НАУКИ И ВЫСШЕГО ОБРАЗОВАНИЯ РОССИЙСКОЙ ФЕДЕРАЦИИ</text:p>
      <text:p text:style-name="P44">Федеральное государственное бюджетное образовательное учреждение высшего образования</text:p>
      <text:p text:style-name="P44">«Забайкальский государственный университет»</text:p>
      <text:p text:style-name="P44">(ФГБОУ ВО «ЗабГУ»)</text:p>
      <text:p text:style-name="P45">Факультет: <text:span text:style-name="T2">Энергетический факультет</text:span></text:p>
      <text:p text:style-name="P29">Кафедра: <text:span text:style-name="T2">Информатики, вычислительной техники и прикладной математики</text:span></text:p>
      <text:p text:style-name="P38"/>
      <text:p text:style-name="P38"/>
      <text:p text:style-name="P5">ПОЯСНИТЕЛЬНАЯ ЗАПИСКА</text:p>
      <text:p text:style-name="P5">к курсовой работе</text:p>
      <text:p text:style-name="P5"/>
      <text:p text:style-name="P29">по <text:span text:style-name="T7">П</text:span><text:span text:style-name="T2">рограммированию</text:span></text:p>
      <text:p text:style-name="P38"/>
      <text:p text:style-name="P4">на тему <text:span text:style-name="T5">«</text:span><text:span text:style-name="T4">Создние б</text:span><text:span text:style-name="T5">аз</text:span><text:span text:style-name="T4">ы</text:span><text:span text:style-name="T5"> данных для библиотеки»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4">Выполнил студент группы <text:span text:style-name="T2">ИВТ-24-1 Ковалев Николай Романович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Руководитель работы: <text:span text:style-name="T2">доцент кафедры ИВТ и ПМ Долгих Р.С.</text:span></text:p>
      <text:p text:style-name="P52">Календарный план</text:p>
      <text:p text:style-name="P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16">№</text:p>
          </table:table-cell>
          <table:table-cell table:style-name="Таблица1.A1" table:number-rows-spanned="2" office:value-type="string">
            <text:p text:style-name="P16">Наименование раздела курсовой работы</text:p>
          </table:table-cell>
          <table:table-cell table:style-name="Таблица1.C1" table:number-columns-spanned="6" office:value-type="string">
            <text:p text:style-name="P16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16">1</text:p>
          </table:table-cell>
          <table:table-cell table:style-name="Таблица1.C2" office:value-type="string">
            <text:p text:style-name="P16">2</text:p>
          </table:table-cell>
          <table:table-cell table:style-name="Таблица1.C2" office:value-type="string">
            <text:p text:style-name="P16">3</text:p>
          </table:table-cell>
          <table:table-cell table:style-name="Таблица1.C2" office:value-type="string">
            <text:p text:style-name="P16">4</text:p>
          </table:table-cell>
          <table:table-cell table:style-name="Таблица1.C2" office:value-type="string">
            <text:p text:style-name="P16">5</text:p>
          </table:table-cell>
          <table:table-cell table:style-name="Таблица1.H2" office:value-type="string">
            <text:p text:style-name="P16">6</text:p>
          </table:table-cell>
        </table:table-row>
        <table:table-row table:style-name="TableLine1979103627936">
          <table:table-cell table:style-name="Таблица1.C2" office:value-type="string">
            <text:p text:style-name="P18">1</text:p>
          </table:table-cell>
          <table:table-cell table:style-name="Таблица1.C2" office:value-type="string">
            <text:p text:style-name="P19">Введение</text:p>
          </table:table-cell>
          <table:table-cell table:style-name="Таблица1.C3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H2" office:value-type="string">
            <text:p text:style-name="P17"/>
          </table:table-cell>
        </table:table-row>
        <table:table-row table:style-name="TableLine1979103636096">
          <table:table-cell table:style-name="Таблица1.C2" office:value-type="string">
            <text:p text:style-name="P18">2</text:p>
          </table:table-cell>
          <table:table-cell table:style-name="Таблица1.C2" office:value-type="string">
            <text:p text:style-name="P19">Глава 1</text:p>
          </table:table-cell>
          <table:table-cell table:style-name="Таблица1.C2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H2" office:value-type="string">
            <text:p text:style-name="P17"/>
          </table:table-cell>
        </table:table-row>
        <table:table-row table:style-name="TableLine1979103619232">
          <table:table-cell table:style-name="Таблица1.C2" office:value-type="string">
            <text:p text:style-name="P18">3</text:p>
          </table:table-cell>
          <table:table-cell table:style-name="Таблица1.C2" office:value-type="string">
            <text:p text:style-name="P19">Глава 2</text:p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H2" office:value-type="string">
            <text:p text:style-name="P17"/>
          </table:table-cell>
        </table:table-row>
        <table:table-row table:style-name="TableLine1979103629024">
          <table:table-cell table:style-name="Таблица1.C2" office:value-type="string">
            <text:p text:style-name="P18">4</text:p>
          </table:table-cell>
          <table:table-cell table:style-name="Таблица1.C2" office:value-type="string">
            <text:p text:style-name="P19">Глава 3</text:p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H2" office:value-type="string">
            <text:p text:style-name="P17"/>
          </table:table-cell>
        </table:table-row>
        <table:table-row table:style-name="Таблица1.1">
          <table:table-cell table:style-name="Таблица1.C2" office:value-type="string">
            <text:p text:style-name="P18">5</text:p>
          </table:table-cell>
          <table:table-cell table:style-name="Таблица1.C2" office:value-type="string">
            <text:p text:style-name="P19">Заключение</text:p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3" office:value-type="string">
            <text:p text:style-name="P17"/>
          </table:table-cell>
          <table:table-cell table:style-name="Таблица1.H2" office:value-type="string">
            <text:p text:style-name="P17"/>
          </table:table-cell>
        </table:table-row>
        <table:table-row table:style-name="TableLine1979103629840">
          <table:table-cell table:style-name="Таблица1.C2" office:value-type="string">
            <text:p text:style-name="P18">6</text:p>
          </table:table-cell>
          <table:table-cell table:style-name="Таблица1.C2" office:value-type="string">
            <text:p text:style-name="P19">Литература и приложения</text:p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C2" office:value-type="string">
            <text:p text:style-name="P17"/>
          </table:table-cell>
          <table:table-cell table:style-name="Таблица1.H8" office:value-type="string">
            <text:p text:style-name="P17"/>
          </table:table-cell>
        </table:table-row>
      </table:table>
      <text:p text:style-name="P8"/>
      <text:p text:style-name="P51">СОДЕРЖАНИЕ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20">Введение<text:tab/>6</text:p>
          <text:p text:style-name="P20">Глава 1. Структуры и типы данных<text:tab/>7</text:p>
          <text:p text:style-name="P20">Глава 2. Операции над базой данных.<text:tab/>9</text:p>
          <text:p text:style-name="P20">Глава 3. Пользовательский интерфейс<text:tab/>10</text:p>
        </text:index-body>
      </text:table-of-content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TableLine1979103625488">
          <table:table-cell table:style-name="Таблица2.A1" office:value-type="string">
            <text:p text:style-name="P13">Введение……………………………………………………….……………….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39904">
          <table:table-cell table:style-name="Таблица2.A1" office:value-type="string">
            <text:p text:style-name="P14">Глава 1. ___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44256">
          <table:table-cell table:style-name="Таблица2.A1" office:value-type="string">
            <text:p text:style-name="P14">Глава 2. ___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45888">
          <table:table-cell table:style-name="Таблица2.A1" office:value-type="string">
            <text:p text:style-name="P14">Глава 3. ___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45344">
          <table:table-cell table:style-name="Таблица2.A1" office:value-type="string">
            <text:p text:style-name="P15">Заключение……………………………………………………………………..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39632">
          <table:table-cell table:style-name="Таблица2.A1" office:value-type="string">
            <text:p text:style-name="P15">Список <text:span text:style-name="T8">использованных источников</text:span>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51600">
          <table:table-cell table:style-name="Таблица2.A1" office:value-type="string">
            <text:p text:style-name="P15">Приложение…………………………………………………………………….</text:p>
          </table:table-cell>
          <table:table-cell table:style-name="Таблица2.A1" office:value-type="string">
            <text:p text:style-name="P12"/>
          </table:table-cell>
        </table:table-row>
        <table:table-row table:style-name="TableLine1979103648064"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</table:table-row>
      </table:table>
      <text:p text:style-name="P9"/>
      <text:p text:style-name="P66"><text:bookmark-start text:name="__RefHeading___Toc1161_2467113678"/><text:toc-mark text:string-value="Введение" text:outline-level="1"/>ВВЕДЕНИЕ<text:bookmark-end text:name="__RefHeading___Toc1161_2467113678"/></text:p>
      <text:p text:style-name="P10"/>
      <text:p text:style-name="базовый_20_по_20_госту">Будет создана программа для управления базой данных <text:span text:style-name="T9">для учета книг, выданных читателям библиотеки. </text:span><text:span text:style-name="T39">Каждая книга будет представлять собой запись в базе данных. Каждая запись будет </text:span><text:span text:style-name="T40">состоять из</text:span><text:span text:style-name="T39"> названи</text:span><text:span text:style-name="T40">я</text:span><text:span text:style-name="T39"> книги, ФИО автора, номер</text:span><text:span text:style-name="T40">а</text:span><text:span text:style-name="T39"> читательского билета, ФИО читателя и срок</text:span><text:span text:style-name="T40">а</text:span><text:span text:style-name="T39"> возврата.</text:span><text:span text:style-name="T9"> </text:span><text:span text:style-name="T10">Для создания пользовательского интерфейса и логики программы будут использова</text:span><text:span text:style-name="T41">т</text:span><text:span text:style-name="T39">ься</text:span><text:span text:style-name="T10"> язык программирования</text:span><text:span text:style-name="T12"> Free Pascal</text:span><text:span text:style-name="T19"> и </text:span><text:span text:style-name="T10">среда разработки </text:span><text:span text:style-name="T12">Lazarus. </text:span><text:span text:style-name="T20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23">Информация</text:span><text:span text:style-name="T21"> буд</text:span><text:span text:style-name="T23">е</text:span><text:span text:style-name="T21">т храниться в составном типе данных, называемом записью.</text:span><text:span text:style-name="T20"> </text:span><text:span text:style-name="T22">Во время работы программы з</text:span><text:span text:style-name="T21">аписи будут храниться в связном списке.</text:span></text:p>
      <text:p text:style-name="P67"><text:toc-mark-start text:id="IMark1979261401576" text:outline-level="1"/>Глава 1. Структуры и типы данных<text:toc-mark-end text:id="IMark1979261401576"/></text:p>
      <text:p text:style-name="базовый_20_по_20_госту"><text:span text:style-name="T59"/></text:p>
      <text:p text:style-name="P55"><text:span text:style-name="T44">Д</text:span><text:span text:style-name="T55">ля хранения записей базы данных используется составной тип данных, </text:span><text:span text:style-name="T57">который также называется</text:span><text:span text:style-name="T55"> </text:span><text:span text:style-name="T61">запись</text:span><text:span text:style-name="T63">ю </text:span><text:span text:style-name="T64">(</text:span><text:span text:style-name="T54">record</text:span><text:span text:style-name="T64">)</text:span><text:span text:style-name="T55">. </text:span><text:span text:style-name="T57">Запись включает в себя несколько полей различных типов, возможно даже других записей.</text:span></text:p>
      <text:p text:style-name="P55"><text:span text:style-name="T57"/></text:p>
      <text:p text:style-name="P21"><text:span text:style-name="для_20_кода"><text:span text:style-name="T66">type</text:span></text:span></text:p>
      <text:p text:style-name="Preformatted_20_Text"><text:span text:style-name="для_20_кода"><text:span text:style-name="T66"><text:s text:c="2"/></text:span></text:span><text:span text:style-name="для_20_кода">TRecord = </text:span><text:span text:style-name="для_20_кода"><text:span text:style-name="T66">record</text:span></text:span></text:p>
      <text:p text:style-name="P22"><text:span text:style-name="для_20_кода"><text:span text:style-name="T66"><text:s text:c="4"/></text:span></text:span><text:span text:style-name="для_20_кода">recordID: integer;</text:span></text:p>
      <text:p text:style-name="P22"><text:span text:style-name="для_20_кода"><text:s text:c="4"/>name: </text:span><text:span text:style-name="для_20_кода"><text:span text:style-name="T66">string</text:span></text:span><text:span text:style-name="для_20_кода">[</text:span><text:span text:style-name="для_20_кода"><text:span text:style-name="T67">255</text:span></text:span><text:span text:style-name="для_20_кода">];</text:span></text:p>
      <text:p text:style-name="Preformatted_20_Text"><text:span text:style-name="для_20_кода"><text:s text:c="4"/>author: </text:span><text:span text:style-name="для_20_кода"><text:span text:style-name="T66">string</text:span></text:span><text:span text:style-name="для_20_кода">[</text:span><text:span text:style-name="для_20_кода"><text:span text:style-name="T67">255</text:span></text:span><text:span text:style-name="для_20_кода">];</text:span></text:p>
      <text:p text:style-name="Preformatted_20_Text"><text:span text:style-name="для_20_кода"><text:s text:c="4"/>cardID: </text:span><text:span text:style-name="для_20_кода"><text:span text:style-name="T66">string</text:span></text:span><text:span text:style-name="для_20_кода">[</text:span><text:span text:style-name="для_20_кода"><text:span text:style-name="T67">64</text:span></text:span><text:span text:style-name="для_20_кода">];</text:span></text:p>
      <text:p text:style-name="Preformatted_20_Text"><text:span text:style-name="для_20_кода"><text:s text:c="4"/>reader: </text:span><text:span text:style-name="для_20_кода"><text:span text:style-name="T66">string</text:span></text:span><text:span text:style-name="для_20_кода">[</text:span><text:span text:style-name="для_20_кода"><text:span text:style-name="T67">255</text:span></text:span><text:span text:style-name="для_20_кода">];</text:span></text:p>
      <text:p text:style-name="Preformatted_20_Text"><text:span text:style-name="для_20_кода"><text:s text:c="4"/>returndate: TDateTime;</text:span></text:p>
      <text:p text:style-name="P24"><text:span text:style-name="для_20_кода"><text:s text:c="2"/></text:span><text:span text:style-name="для_20_кода"><text:span text:style-name="T66">end</text:span></text:span><text:span text:style-name="для_20_кода">;</text:span></text:p>
      <text:p text:style-name="P57"><text:span text:style-name="T33">Название книги, имя автора и читателя реализованы как </text:span><text:span text:style-name="T31">«короткие» строки</text:span><text:span text:style-name="T33">, или </text:span><text:span text:style-name="T31">строки ограниченной длины</text:span><text:span text:style-name="T33">. 255 – стандартная длина для </text:span><text:span text:style-name="T34">таких строк. Поскольку кириллические символы занимают в два раза больше места в памяти, чем символы стандартной кодировки</text:span><text:span text:style-name="T13"> ASCII </text:span><text:span text:style-name="T34">(по два байта на символ вместо одного), а также поскольку название книги может быть довольно длинным и она может иметь многих авторов, длина соответствующих полей должна быть достаточно большой. Каждое из этих полей способно содержать до 127 кириллических символов, записанных без пробелов и прочих разделителей.</text:span></text:p>
      <text:p text:style-name="P59"><text:span text:style-name="T18">Поскольку номер билета может </text:span><text:span text:style-name="T46">оказаться</text:span><text:span text:style-name="T18"> не только числом, он также хранится в виде «короткой» строки меньшей длины.</text:span></text:p>
      <text:p text:style-name="P60"><text:span text:style-name="T34">Дата возврата хранится в стандартном типе для даты и времени </text:span><text:span text:style-name="T14">п</text:span><text:span text:style-name="T36">од</text:span><text:span text:style-name="T35"> </text:span><text:span text:style-name="T13">на</text:span><text:span text:style-name="T35">званием</text:span><text:span text:style-name="T34"> <text:s/></text:span><text:span text:style-name="для_20_кода"><text:span text:style-name="T70">T</text:span></text:span><text:span text:style-name="для_20_кода"><text:span text:style-name="T71">D</text:span></text:span><text:span text:style-name="для_20_кода"><text:span text:style-name="T70">ateTime</text:span></text:span>.</text:p>
      <text:p text:style-name="P61">Также в записи присутствует идентификатор <text:span text:style-name="T28">(номер записи) для удобства </text:span><text:span text:style-name="T18">её </text:span><text:span text:style-name="T28">поиска </text:span><text:span text:style-name="T18">в списке</text:span><text:span text:style-name="T28"> при операциях с базой данных.</text:span></text:p>
      <text:p text:style-name="P57"><text:span text:style-name="T32">Размер каждого поля записи постоянный, что позволяет сохранять записи в двоичный (типизированный</text:span><text:span text:style-name="T15">)</text:span><text:span text:style-name="T32"> файл и считывать из него.</text:span></text:p>
      <text:p text:style-name="P56"><text:soft-page-break/><text:span text:style-name="T28">В работе используется структура данных под названием </text:span><text:span text:style-name="T29">связный список</text:span><text:span text:style-name="T28">.</text:span><text:span text:style-name="T24"> </text:span><text:span text:style-name="T25">Список состоит из элементов, не обязательно расположенных последовательно в памяти. </text:span><text:span text:style-name="T26">Каждый элемент указывает на расположение в памяти следующего, и, в случае </text:span><text:span text:style-name="T30">двусвязного</text:span><text:span text:style-name="T26"> списка, предыдущего элемента.</text:span><text:span text:style-name="T45"> Преимущество связного списка перед массивом состоит в более быстром добавлении и удалении любого из элементов, независимо от расположения. Недостаток – в более медленном доступе к последовательным элементам. </text:span><text:span text:style-name="T44">В ядре языка</text:span><text:span text:style-name="T43"> Free Pascal </text:span><text:span text:style-name="T44">отсутствует встроенный тип данных для связных списков, однако в стандартную библиотеку среды </text:span><text:span text:style-name="T43">Lazarus </text:span><text:span text:style-name="T44">входит модуль </text:span><text:span text:style-name="для_20_кода">GLinkedList</text:span><text:span text:style-name="T51">,</text:span><text:span text:style-name="T52"> </text:span><text:span text:style-name="T44">реализующий двусвязный список в виде </text:span><text:span text:style-name="T62">обобщенного (</text:span><text:span text:style-name="T53">generic) </text:span><text:span text:style-name="T44">класса </text:span><text:span text:style-name="для_20_кода">T</text:span><text:span text:style-name="для_20_кода"><text:span text:style-name="T68">L</text:span></text:span><text:span text:style-name="для_20_кода">inkedList</text:span><text:span text:style-name="T44">. </text:span><text:span text:style-name="T58">Для использования такого класса необходимо указать тип данных для элемента списка, </text:span><text:span text:style-name="T60">то есть </text:span><text:span text:style-name="T65">специализировать</text:span><text:span text:style-name="T60"> тип</text:span><text:span text:style-name="T58">. В нашем случае это </text:span><text:span text:style-name="T59">тип </text:span><text:span text:style-name="T60">элемента –</text:span><text:span text:style-name="T59"> запис</text:span><text:span text:style-name="T60">ь</text:span><text:span text:style-name="T59"> базы данных.</text:span></text:p>
      <text:p text:style-name="P23"><text:span text:style-name="для_20_кода"><text:span text:style-name="T66">type</text:span></text:span></text:p>
      <text:p text:style-name="P24"><text:span text:style-name="для_20_кода"><text:s text:c="2"/>TRecordList = </text:span><text:span text:style-name="для_20_кода"><text:span text:style-name="T66">specialize </text:span></text:span><text:span text:style-name="для_20_кода">TLinkedList&lt;TRecord&gt;;</text:span></text:p>
      <text:p text:style-name="P58"><text:span text:style-name="для_20_кода"><text:span text:style-name="T69">T</text:span></text:span><text:span text:style-name="для_20_кода"><text:span text:style-name="T50">R</text:span></text:span><text:span text:style-name="для_20_кода"><text:span text:style-name="T69">ecordList </text:span></text:span>– <text:span text:style-name="T69">это </text:span><text:span text:style-name="T72">новый</text:span><text:span text:style-name="T69"> тип данных – двусвязн</text:span><text:span text:style-name="T72">ый</text:span><text:span text:style-name="T69"> спис</text:span><text:span text:style-name="T72">ок</text:span><text:span text:style-name="T69">, </text:span><text:span text:style-name="T42">который состоит из</text:span><text:span text:style-name="T69"> запис</text:span><text:span text:style-name="T72">ей</text:span><text:span text:style-name="T69"> базы данных.</text:span></text:p>
      <text:p text:style-name="P69"><text:toc-mark-start text:id="IMark1979261401576" text:outline-level="1"/>Глава 2. Операции над базой данных.<text:toc-mark-end text:id="IMark1979261401576"/></text:p>
      <text:p text:style-name="базовый_20_по_20_госту"/>
      <text:p text:style-name="P63">В работе реализованы следующие операции: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66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66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66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66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66">procedure </text:span></text:span><text:span text:style-name="для_20_кода">SortBy(</text:span><text:span text:style-name="для_20_кода"><text:span text:style-name="T66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в списке</text:span></text:p>
      <text:p text:style-name="для_20_кода"><text:span text:style-name="для_20_кода"><text:span text:style-name="T66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66">procedure </text:span></text:span><text:span text:style-name="для_20_кода">SaveToBinaryFile(storage: TRecordList; filename: </text:span><text:span text:style-name="для_20_кода"><text:span text:style-name="T66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66">procedure </text:span></text:span><text:span text:style-name="для_20_кода">LoadFromBinaryFile(storage: TRecordList; FileName: </text:span><text:span text:style-name="для_20_кода"><text:span text:style-name="T66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66">function </text:span></text:span><text:span text:style-name="для_20_кода">CSVToList(filename: </text:span><text:span text:style-name="для_20_кода"><text:span text:style-name="T66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66">procedure </text:span></text:span><text:span text:style-name="для_20_кода">ListToCSV(List: TRecordList; FileName: </text:span><text:span text:style-name="для_20_кода"><text:span text:style-name="T66">String</text:span></text:span><text:span text:style-name="для_20_кода">);</text:span></text:p>
      <text:p text:style-name="P63"/>
      <text:p text:style-name="P68"><text:toc-mark-start text:id="IMark1979261401576" text:outline-level="1"/>Глава 3. Пользовательский интерфейс<text:toc-mark-end text:id="IMark1979261401576"/></text:p>
      <text:p text:style-name="P75"/>
      <text:p text:style-name="P64"><text:span text:style-name="T74">Пользовательский интерфейс программы реализован при помощи компонентов </text:span><text:span text:style-name="для_20_кода">TStringGrid</text:span><text:span text:style-name="T16">, </text:span><text:span text:style-name="для_20_кода">TEdit</text:span><text:span text:style-name="T16">, </text:span><text:span text:style-name="для_20_кода">TDateTimePicker</text:span><text:span text:style-name="T16">, </text:span><text:span text:style-name="для_20_кода">TButton</text:span><text:span text:style-name="T16">, </text:span><text:span text:style-name="для_20_кода">TMainMenu</text:span><text:span text:style-name="T16">, </text:span><text:span text:style-name="для_20_кода">TActionList</text:span>, <text:span text:style-name="для_20_кода">TPanel</text:span><text:span text:style-name="T17">.</text:span></text:p>
      <text:p text:style-name="P65"><text:span text:style-name="для_20_кода">TStringGrid</text:span><text:span text:style-name="T11"> – </text:span><text:span text:style-name="T18">таблиц</text:span><text:span text:style-name="T37">а</text:span><text:span text:style-name="T18"> из текстовых строк. </text:span><text:span text:style-name="T37">Этот компонент</text:span><text:span text:style-name="T18"> обладает минимальной поддержкой функциональности управления базой данных, однако это лучше реализовать вне визуальной части приложения.</text:span></text:p>
      <text:p text:style-name="P62">TEdit – <text:span text:style-name="T18">однострочное поле ввода.</text:span></text:p>
      <text:p text:style-name="P62">TDateTimePicker – <text:span text:style-name="T18">поле выбора даты и времени. Хранит данные типа </text:span>TDateTime.</text:p>
      <text:p text:style-name="P62">TButton – <text:span text:style-name="T18">кнопка.</text:span></text:p>
      <text:p text:style-name="P62">TMainMenu – <text:span text:style-name="T18">строка меню окна программы. Состоит из элементов </text:span>TMenuItem.</text:p>
      <text:p text:style-name="P62">TActionList – <text:span text:style-name="T18">«список действий». Может быть использован </text:span><text:span text:style-name="T38">вместо обработчика события. Предназначен для </text:span><text:span text:style-name="T47">быстрого</text:span><text:span text:style-name="T38"> добавления горячих клавиш и реализации стандартных действий программы, таких как выбор файла, выход, вызов справки, правки текста и прочих.</text:span><text:span text:style-name="T18"> Состоит из элементов:</text:span></text:p>
      <text:p text:style-name="P62"><text:span text:style-name="T18">- </text:span>TFileOpen –<text:span text:style-name="T18"> стандартное действие «Открыть...»</text:span></text:p>
      <text:p text:style-name="P62"><text:span text:style-name="T18">-</text:span> T<text:span text:style-name="T75">F</text:span>ileSaveAs –<text:span text:style-name="T18"> стандартное действие «Сохранить как...»</text:span></text:p>
      <text:p text:style-name="P62"><text:span text:style-name="T18">- </text:span>TAction – <text:span text:style-name="T18">действие, заданное пользователем.</text:span></text:p>
      <text:p text:style-name="P74">ЗАКЛЮЧЕНИЕ</text:p>
      <text:p text:style-name="P73">СПИСОК ИСПОЛЬЗОВАННЫХ ИСТОЧНИКОВ</text:p>
      <text:p text:style-name="P70"><text:span text:style-name="T48">ПРИЛОЖЕНИЕ</text:span> А</text:p>
      <text:p text:style-name="P76">Интерфейсная часть модуля логики программы</text:p>
      <text:p text:style-name="P76"/>
      <text:p text:style-name="для_20_кода"><text:span text:style-name="для_20_кода">// Записи базы данных и действия с ними</text:span></text:p>
      <text:p text:style-name="для_20_кода"><text:span text:style-name="для_20_кода"><text:span text:style-name="T66">unit </text:span></text:span><text:span text:style-name="для_20_кода">DBRecord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>{$ModeSwitch nestedprocvars} <text:s/>// "Вложенные" процедуры.</text:span></text:p>
      <text:p text:style-name="для_20_кода"><text:span text:style-name="для_20_кода"><text:s text:c="30"/>// Необходимо для LCSVUtils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66"><text:s text:c="2"/></text:span></text:span><text:span text:style-name="для_20_кода">Classes, SysUtils,</text:span></text:p>
      <text:p text:style-name="для_20_кода"><text:span text:style-name="для_20_кода"><text:s text:c="2"/>GLinkedList, DateUtils,</text:span></text:p>
      <text:p text:style-name="для_20_кода"><text:span text:style-name="для_20_кода"><text:s text:c="2"/>LCSVUtils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><text:span text:style-name="T66"><text:s text:c="2"/></text:span></text:span><text:span text:style-name="для_20_кода">TRecord = </text:span><text:span text:style-name="для_20_кода"><text:span text:style-name="T66">record</text:span></text:span></text:p>
      <text:p text:style-name="для_20_кода"><text:span text:style-name="для_20_кода"><text:span text:style-name="T66"><text:s text:c="4"/></text:span></text:span><text:span text:style-name="для_20_кода">recordID: integer;</text:span></text:p>
      <text:p text:style-name="для_20_кода"><text:span text:style-name="для_20_кода"><text:s text:c="4"/>name: </text:span><text:span text:style-name="для_20_кода"><text:span text:style-name="T66">string</text:span></text:span><text:span text:style-name="для_20_кода">[</text:span><text:span text:style-name="для_20_кода"><text:span text:style-name="T67">255</text:span></text:span><text:span text:style-name="для_20_кода">];</text:span></text:p>
      <text:p text:style-name="для_20_кода"><text:span text:style-name="для_20_кода"><text:s text:c="4"/>author: </text:span><text:span text:style-name="для_20_кода"><text:span text:style-name="T66">string</text:span></text:span><text:span text:style-name="для_20_кода">[</text:span><text:span text:style-name="для_20_кода"><text:span text:style-name="T67">255</text:span></text:span><text:span text:style-name="для_20_кода">];</text:span></text:p>
      <text:p text:style-name="для_20_кода"><text:span text:style-name="для_20_кода"><text:s text:c="4"/>cardID: </text:span><text:span text:style-name="для_20_кода"><text:span text:style-name="T66">string</text:span></text:span><text:span text:style-name="для_20_кода">[</text:span><text:span text:style-name="для_20_кода"><text:span text:style-name="T67">64</text:span></text:span><text:span text:style-name="для_20_кода">];</text:span></text:p>
      <text:p text:style-name="для_20_кода"><text:span text:style-name="для_20_кода"><text:s text:c="4"/>reader: </text:span><text:span text:style-name="для_20_кода"><text:span text:style-name="T66">string</text:span></text:span><text:span text:style-name="для_20_кода">[</text:span><text:span text:style-name="для_20_кода"><text:span text:style-name="T67">255</text:span></text:span><text:span text:style-name="для_20_кода">];</text:span></text:p>
      <text:p text:style-name="для_20_кода"><text:span text:style-name="для_20_кода"><text:s text:c="4"/>returndate: TDateTime;</text:span></text:p>
      <text:p text:style-name="для_20_кода"><text:span text:style-name="для_20_кода"><text:s text:c="2"/></text:span><text:span text:style-name="для_20_кода"><text:span text:style-name="T66">end</text:span></text:span><text:span text:style-name="для_20_кода">;</text:span></text:p>
      <text:p text:style-name="для_20_кода"><text:span text:style-name="для_20_кода"><text:s text:c="2"/>TRecordList = </text:span><text:span text:style-name="для_20_кода"><text:span text:style-name="T66">specialize </text:span></text:span><text:span text:style-name="для_20_кода">TLinkedList&lt;TRecord&gt;;</text:span></text:p>
      <text:p text:style-name="для_20_кода"><text:span text:style-name="для_20_кода"><text:s text:c="2"/></text:span><text:span text:style-name="для_20_кода"><text:span text:style-name="T73">// Указатель на элемент списка</text:span></text:span></text:p>
      <text:p text:style-name="для_20_кода"><text:span text:style-name="для_20_кода"><text:span text:style-name="T73"><text:s text:c="2"/></text:span></text:span><text:span text:style-name="для_20_кода">PItem = TRecordList.PItem;</text:span></text:p>
      <text:p text:style-name="для_20_кода"><text:span text:style-name="для_20_кода"><text:s text:c="2"/></text:span><text:span text:style-name="для_20_кода"><text:span text:style-name="T73">// Сохраняемые в файл поля записи</text:span></text:span></text:p>
      <text:p text:style-name="для_20_кода"><text:span text:style-name="для_20_кода"><text:span text:style-name="T73"><text:s text:c="2"/></text:span></text:span><text:span text:style-name="для_20_кода">TStoredFields = (fTitle = </text:span><text:span text:style-name="для_20_кода"><text:span text:style-name="T67">0</text:span></text:span><text:span text:style-name="для_20_кода">, fAuthor, fCard, fReader, fDate);</text:span></text:p>
      <text:p text:style-name="для_20_кода"><text:span text:style-name="для_20_кода"/></text:p>
      <text:p text:style-name="для_20_кода"><text:span text:style-name="для_20_кода"><text:span text:style-name="T66">function </text:span></text:span><text:span text:style-name="для_20_кода">GetItem(List: TRecordList; idx: integer): TRecordList.PItem; </text:span></text:p>
      <text:p text:style-name="для_20_кода"><text:span text:style-name="для_20_кода"><text:span text:style-name="T66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<text:span text:style-name="T66">function </text:span></text:span><text:span text:style-name="для_20_кода">CompareBy(a, b: TRecord; Key: TStoredFields): Integer; <text:s/></text:span></text:p>
      <text:p text:style-name="для_20_кода"><text:span text:style-name="для_20_кода"><text:span text:style-name="T66">function </text:span></text:span><text:span text:style-name="для_20_кода">MinBy(List: TRecordList; Key: TStoredFields): PItem; </text:span></text:p>
      <text:p text:style-name="для_20_кода"><text:span text:style-name="для_20_кода"><text:span text:style-name="T66">procedure </text:span></text:span><text:span text:style-name="для_20_кода">SortBy(</text:span><text:span text:style-name="для_20_кода"><text:span text:style-name="T66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<text:span text:style-name="T66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<text:span text:style-name="T66">procedure </text:span></text:span><text:span text:style-name="для_20_кода">SaveToBinaryFile(storage: TRecordList; filename: </text:span><text:span text:style-name="для_20_кода"><text:span text:style-name="T66">string</text:span></text:span><text:span text:style-name="для_20_кода">);</text:span></text:p>
      <text:p text:style-name="для_20_кода"><text:span text:style-name="для_20_кода"><text:span text:style-name="T66">procedure </text:span></text:span><text:span text:style-name="для_20_кода">LoadFromBinaryFile(storage: TRecordList; FileName: </text:span><text:span text:style-name="для_20_кода"><text:span text:style-name="T66">String</text:span></text:span><text:span text:style-name="для_20_кода">);</text:span></text:p>
      <text:p text:style-name="для_20_кода"><text:soft-page-break/><text:span text:style-name="для_20_кода"><text:span text:style-name="T66">function </text:span></text:span><text:span text:style-name="для_20_кода">CSVToList(filename: </text:span><text:span text:style-name="для_20_кода"><text:span text:style-name="T66">string</text:span></text:span><text:span text:style-name="для_20_кода">): TRecordList;</text:span></text:p>
      <text:p text:style-name="для_20_кода"><text:span text:style-name="для_20_кода"><text:span text:style-name="T66">procedure </text:span></text:span><text:span text:style-name="для_20_кода">ListToCSV(List: TRecordList; FileName: </text:span><text:span text:style-name="для_20_кода"><text:span text:style-name="T66">String</text:span></text:span><text:span text:style-name="для_20_кода">);</text:span></text:p>
      <text:p text:style-name="P71"><text:span text:style-name="T49">ПРИЛОЖЕНИЕ</text:span><text:span text:style-name="T18"> Б</text:span></text:p>
      <text:p text:style-name="P77"><text:span text:style-name="T18">Интерфейсная часть модуля формы главного окна</text:span></text:p>
      <text:p text:style-name="P77"><text:span text:style-name="T18"/></text:p>
      <text:p text:style-name="для_20_кода"><text:span text:style-name="для_20_кода">// Главное окно программы</text:span></text:p>
      <text:p text:style-name="для_20_кода"><text:span text:style-name="для_20_кода"><text:span text:style-name="T66">unit </text:span></text:span><text:span text:style-name="для_20_кода">MainWindo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66"><text:s text:c="2"/></text:span></text:span><text:span text:style-name="для_20_кода">Classes, SysUtils, Forms, Controls, Graphics, Dialogs, Grids, StdCtrls, Menus,</text:span></text:p>
      <text:p text:style-name="для_20_кода"><text:span text:style-name="для_20_кода"><text:s text:c="2"/>ActnList, StdActns, ExtCtrls, DateTimePicker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Math, <text:s/></text:span><text:span text:style-name="для_20_кода"><text:span text:style-name="T73">// sign</text:span></text:span></text:p>
      <text:p text:style-name="для_20_кода"><text:span text:style-name="для_20_кода"><text:span text:style-name="T73"><text:s text:c="2"/></text:span></text:span><text:span text:style-name="для_20_кода">DBRecord, ReportView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66"><text:s text:c="2"/></text:span></text:span><text:span text:style-name="для_20_кода"><text:span text:style-name="T73">{ TFormMain }</text:span></text:span></text:p>
      <text:p text:style-name="для_20_кода"><text:span text:style-name="для_20_кода"/></text:p>
      <text:p text:style-name="для_20_кода"><text:span text:style-name="для_20_кода"><text:span text:style-name="T73"><text:s text:c="2"/></text:span></text:span><text:span text:style-name="для_20_кода">TFormMain = </text:span><text:span text:style-name="для_20_кода"><text:span text:style-name="T66">class</text:span></text:span><text:span text:style-name="для_20_кода">(TForm)</text:span></text:p>
      <text:p text:style-name="для_20_кода"><text:span text:style-name="для_20_кода"><text:s text:c="4"/></text:span><text:span text:style-name="для_20_кода"><text:span text:style-name="T73">// "Список действий"</text:span></text:span></text:p>
      <text:p text:style-name="для_20_кода"><text:span text:style-name="для_20_кода"><text:span text:style-name="T73"><text:s text:c="4"/></text:span></text:span><text:span text:style-name="для_20_кода">ActionList: TActionList;</text:span></text:p>
      <text:p text:style-name="для_20_кода"><text:span text:style-name="для_20_кода"/></text:p>
      <text:p text:style-name="для_20_кода"><text:span text:style-name="для_20_кода"><text:s text:c="4"/>ActionSaveRecord: TAction;</text:span></text:p>
      <text:p text:style-name="для_20_кода"><text:span text:style-name="для_20_кода"><text:s text:c="4"/>ActionReport: TAction;</text:span></text:p>
      <text:p text:style-name="для_20_кода"><text:span text:style-name="для_20_кода"><text:s text:c="4"/>FileOpen: TFileOpen;</text:span></text:p>
      <text:p text:style-name="для_20_кода"><text:span text:style-name="для_20_кода"><text:s text:c="4"/>FileSaveAs: TFileSaveAs;</text:span></text:p>
      <text:p text:style-name="для_20_кода"><text:span text:style-name="для_20_кода"/></text:p>
      <text:p text:style-name="для_20_кода"><text:span text:style-name="для_20_кода"><text:s text:c="4"/>EditTitle: TEdit;</text:span></text:p>
      <text:p text:style-name="для_20_кода"><text:span text:style-name="для_20_кода"><text:s text:c="4"/>EditAuthor: TEdit;</text:span></text:p>
      <text:p text:style-name="для_20_кода"><text:span text:style-name="для_20_кода"><text:s text:c="4"/>EditCard: TEdit;</text:span></text:p>
      <text:p text:style-name="для_20_кода"><text:span text:style-name="для_20_кода"><text:s text:c="4"/>EditReader: TEdit;</text:span></text:p>
      <text:p text:style-name="для_20_кода"><text:span text:style-name="для_20_кода"><text:s text:c="4"/>DateReturn: TDateTimePicker;</text:span></text:p>
      <text:p text:style-name="для_20_кода"><text:span text:style-name="для_20_кода"/></text:p>
      <text:p text:style-name="для_20_кода"><text:span text:style-name="для_20_кода"><text:s text:c="4"/>ButtonAdd: TButton;</text:span></text:p>
      <text:p text:style-name="для_20_кода"><text:span text:style-name="для_20_кода"><text:s text:c="4"/>ButtonDelete: TButton;</text:span></text:p>
      <text:p text:style-name="для_20_кода"><text:span text:style-name="для_20_кода"><text:s text:c="4"/>ButtonToggleEdit: TButton;</text:span></text:p>
      <text:p text:style-name="для_20_кода"><text:span text:style-name="для_20_кода"><text:s text:c="4"/>ButtonDup: TButton;</text:span></text:p>
      <text:p text:style-name="для_20_кода"><text:span text:style-name="для_20_кода"><text:s text:c="4"/>ButtonSearch: TButton;</text:span></text:p>
      <text:p text:style-name="для_20_кода"><text:span text:style-name="для_20_кода"/></text:p>
      <text:p text:style-name="для_20_кода"><text:span text:style-name="для_20_кода"><text:s text:c="4"/>MainMenu: TMainMenu;</text:span></text:p>
      <text:p text:style-name="для_20_кода"><text:span text:style-name="для_20_кода"><text:s text:c="4"/>MenuFile: TMenuItem;</text:span></text:p>
      <text:p text:style-name="для_20_кода"><text:soft-page-break/><text:span text:style-name="для_20_кода"><text:s text:c="4"/>MenuFileOpen: TMenuItem;</text:span></text:p>
      <text:p text:style-name="для_20_кода"><text:span text:style-name="для_20_кода"><text:s text:c="4"/>MenuFileSaveAs: TMenuItem;</text:span></text:p>
      <text:p text:style-name="для_20_кода"><text:span text:style-name="для_20_кода"><text:s text:c="4"/>MenuService: TMenuItem;</text:span></text:p>
      <text:p text:style-name="для_20_кода"><text:span text:style-name="для_20_кода"><text:s text:c="4"/>MenuServiceReport: TMenuItem;</text:span></text:p>
      <text:p text:style-name="для_20_кода"><text:span text:style-name="для_20_кода"/></text:p>
      <text:p text:style-name="для_20_кода"><text:span text:style-name="для_20_кода"><text:s text:c="4"/>PanelRecord: TPanel;</text:span></text:p>
      <text:p text:style-name="для_20_кода"><text:span text:style-name="для_20_кода"><text:s text:c="4"/>PanelButtons: TPanel;</text:span></text:p>
      <text:p text:style-name="для_20_кода"><text:span text:style-name="для_20_кода"><text:s text:c="4"/>StringGrid: TStringGrid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ActionReportExecute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AddClick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DeleteClick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ToggleEditClick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DupClick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EditSaveClick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FileOpenAccept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FileSaveAsAccept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FormDestroy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FormCreate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FormShow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StringGridCompareCells(Sender: TObject; ACol, ARow, BCol,</text:span></text:p>
      <text:p text:style-name="для_20_кода"><text:span text:style-name="для_20_кода"><text:s text:c="6"/>BRow: Integer; </text:span><text:span text:style-name="для_20_кода"><text:span text:style-name="T66">var </text:span></text:span><text:span text:style-name="для_20_кода">Result: integer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StringGridResize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SearchClick(Sender: TObject);</text:span></text:p>
      <text:p text:style-name="для_20_кода"><text:span text:style-name="для_20_кода"/></text:p>
      <text:p text:style-name="для_20_кода"><text:span text:style-name="для_20_кода"><text:s text:c="2"/></text:span><text:span text:style-name="для_20_кода"><text:span text:style-name="T66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66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66"><text:s text:c="2"/></text:span></text:span><text:span text:style-name="для_20_кода">FormMain: TFormMain;</text:span></text:p>
      <text:p text:style-name="для_20_кода"><text:span text:style-name="для_20_кода"/></text:p>
      <text:p text:style-name="P72"><text:span text:style-name="T48">ПРИЛОЖЕНИЕ</text:span> В</text:p>
      <text:p text:style-name="P78">Интерфейсная часть модуля формы отчета</text:p>
      <text:p text:style-name="P78"/>
      <text:p text:style-name="для_20_кода"><text:span text:style-name="для_20_кода">// Окно отчета</text:span></text:p>
      <text:p text:style-name="для_20_кода"><text:span text:style-name="для_20_кода"><text:span text:style-name="T66">unit </text:span></text:span><text:span text:style-name="для_20_кода">ReportVie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66"><text:s text:c="2"/></text:span></text:span><text:span text:style-name="для_20_кода">Classes, SysUtils, Forms, Controls, Graphics, Dialogs, StdCtrls, ActnList,</text:span></text:p>
      <text:p text:style-name="для_20_кода"><text:span text:style-name="для_20_кода"><text:s text:c="2"/>StdActns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DBRecord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66"><text:s text:c="2"/></text:span></text:span><text:span text:style-name="для_20_кода"><text:span text:style-name="T73">{ TFormReport }</text:span></text:span></text:p>
      <text:p text:style-name="для_20_кода"><text:span text:style-name="для_20_кода"/></text:p>
      <text:p text:style-name="для_20_кода"><text:span text:style-name="для_20_кода"><text:span text:style-name="T73"><text:s text:c="2"/></text:span></text:span><text:span text:style-name="для_20_кода">TFormReport = </text:span><text:span text:style-name="для_20_кода"><text:span text:style-name="T66">class</text:span></text:span><text:span text:style-name="для_20_кода">(TForm)</text:span></text:p>
      <text:p text:style-name="для_20_кода"><text:span text:style-name="для_20_кода"><text:s text:c="4"/>ActionList: TActionList;</text:span></text:p>
      <text:p text:style-name="для_20_кода"><text:span text:style-name="для_20_кода"><text:s text:c="4"/>ButtonClose: TButton;</text:span></text:p>
      <text:p text:style-name="для_20_кода"><text:span text:style-name="для_20_кода"><text:s text:c="4"/>ButtonSave: TButton;</text:span></text:p>
      <text:p text:style-name="для_20_кода"><text:span text:style-name="для_20_кода"><text:s text:c="4"/>ActionExit: TFileExit;</text:span></text:p>
      <text:p text:style-name="для_20_кода"><text:span text:style-name="для_20_кода"><text:s text:c="4"/>ActionSaveAs: TFileSaveAs;</text:span></text:p>
      <text:p text:style-name="для_20_кода"><text:span text:style-name="для_20_кода"><text:s text:c="4"/>Memo: TMemo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ButtonCloseClick(Sender: TObject);</text:span></text:p>
      <text:p text:style-name="для_20_кода"><text:span text:style-name="для_20_кода"><text:s text:c="4"/></text:span><text:span text:style-name="для_20_кода"><text:span text:style-name="T66">procedure </text:span></text:span><text:span text:style-name="для_20_кода">ActionSaveAsAccept(Sender: TObject);</text:span></text:p>
      <text:p text:style-name="для_20_кода"><text:span text:style-name="для_20_кода"><text:s text:c="2"/></text:span><text:span text:style-name="для_20_кода"><text:span text:style-name="T66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66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66"><text:s text:c="2"/></text:span></text:span><text:span text:style-name="для_20_кода">FormReport: TFormReport;</text:span></text:p>
      <text:p text:style-name="для_20_кода"><text:span text:style-name="для_20_кода"/></text:p>
      <text:p text:style-name="для_20_кода"><text:span text:style-name="для_20_кода"><text:span text:style-name="T66">procedure </text:span></text:span><text:span text:style-name="для_20_кода">ShowReport(storage: TRecordList);</text:span></text:p>
      <text:p text:style-name="для_20_кода"><text:span text:style-name="для_20_кода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/>
    <style:font-face style:name="Fira Code" svg:font-family="'Fira Code'" style:font-pitch="fixed"/>
    <style:font-face style:name="Fira Code1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Standard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fo:margin-left="0cm" fo:margin-right="0cm" fo:text-indent="0cm" style:auto-text-indent="false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1999998092651pt" style:font-weight-asian="normal" style:font-size-complex="14pt" style:font-weight-complex="normal"/>
    </style:style>
    <style:style style:name="для_20_кода" style:display-name="для кода" style:family="paragraph" style:parent-style-name="базовый_20_по_20_госту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/>
      </style:paragraph-properties>
      <style:text-properties style:font-name="Fira Code1" fo:font-family="'Fira Code'" style:font-style-name="Обычный" style:font-pitch="fixed" fo:font-size="12pt" officeooo:rsid="0040c364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для_20_кода" style:display-name="для кода" style:family="text">
      <style:text-properties style:font-name="Fira Code Medium" fo:font-family="'Fira Code Medium'" style:font-style-name="Обычный" style:font-pitch="fixed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4T20:45:14.851000000</dc:date>
    <meta:editing-duration>PT8H1M17S</meta:editing-duration>
    <meta:editing-cycles>70</meta:editing-cycles>
    <meta:generator>LibreOffice/7.1.0.3$Windows_X86_64 LibreOffice_project/f6099ecf3d29644b5008cc8f48f42f4a40986e4c</meta:generator>
    <meta:document-statistic meta:table-count="2" meta:image-count="0" meta:object-count="0" meta:page-count="17" meta:paragraph-count="264" meta:word-count="1340" meta:character-count="11515" meta:non-whitespace-character-count="10078"/>
  </office:meta>
</office:document-meta>
</file>